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8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5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8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9" table:number-columns-repeated="4" table:default-cell-style-name="ce45"/>
        <table:table-column table:style-name="co3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2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11" table:number-columns-repeated="924" table:default-cell-style-name="ce45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8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8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606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304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304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14" office:value-type="string" calcext:value-type="string">
            <office:annotation draw:style-name="gr2" draw:text-style-name="P2" svg:width="2.899cm" svg:height="1.799cm" svg:x="33.103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14" office:value-type="string" calcext:value-type="string">
            <office:annotation draw:style-name="gr2" draw:text-style-name="P2" svg:width="2.899cm" svg:height="1.799cm" svg:x="33.803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2" draw:text-style-name="P2" svg:width="2.899cm" svg:height="1.799cm" svg:x="27.307cm" svg:y="9.657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101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6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2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8-pin package doesn't have P1</text:p>
            </office:annotation>
            <text:p>1, 3, 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9*1024" office:value-type="float" office:value="9216" calcext:value-type="float">
            <text:p>921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2" draw:text-style-name="P2" svg:width="2.899cm" svg:height="1.799cm" svg:x="26.607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4" office:value-type="string" calcext:value-type="string">
            <office:annotation draw:style-name="gr2" draw:text-style-name="P2" svg:width="2.899cm" svg:height="1.799cm" svg:x="3.699cm" svg:y="27.719cm" draw:caption-point-x="-0.61cm" draw:caption-point-y="1.51cm">
              <dc:date>2022-05-31T00:00:00</dc:date>
              <text:p text:style-name="P1"><text:span text:style-name="T1">Not supported, listed only for comparison.</text:span></text:p>
            </office:annotation>
            <text:p>STC90C58RD+-40I</text:p>
          </table:table-cell>
          <table:table-cell table:style-name="ce47" office:value-type="string" calcext:value-type="string">
            <text:p>3.3</text:p>
          </table:table-cell>
          <table:table-cell table:style-name="ce47" office:value-type="string" calcext:value-type="string">
            <text:p>5.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-</text:p>
          </table:table-cell>
          <table:table-cell table:style-name="ce47" table:formula="of:=32*1024" office:value-type="float" office:value="32768" calcext:value-type="float">
            <text:p>32768</text:p>
          </table:table-cell>
          <table:table-cell table:style-name="ce47" office:value-type="float" office:value="256" calcext:value-type="float">
            <text:p>256</text:p>
          </table:table-cell>
          <table:table-cell table:style-name="ce47" office:value-type="float" office:value="1024" calcext:value-type="float">
            <text:p>1024</text:p>
          </table:table-cell>
          <table:table-cell table:style-name="ce47" table:formula="of:=29*1024" office:value-type="float" office:value="29696" calcext:value-type="float">
            <text:p>29696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4" draw:text-style-name="P2" svg:width="2.899cm" svg:height="3.361cm" svg:x="13.002cm" svg:y="27.719cm" draw:caption-point-x="-0.61cm" draw:caption-point-y="1.51cm">
              <dc:date>2022-05-19T00:00:00</dc:date>
              <text:p text:style-name="P1"><text:span text:style-name="T1">Upon reset, P0 is configured in open-drain mode whereas all other ports are in quasi-bidirectional mode.</text:span></text:p>
            </office:annotation>
            <text:p>0-4</text:p>
          </table:table-cell>
          <table:table-cell table:style-name="ce47" office:value-type="float" office:value="39" calcext:value-type="float">
            <text:p>39</text:p>
          </table:table-cell>
          <table:table-cell table:number-columns-repeated="4" table:style-name="ce47" office:value-type="string" calcext:value-type="string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1" table:style-name="ce47" office:value-type="string" calcext:value-type="string">
            <text:p>-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9" table:style-name="ce47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9" table:style-name="ce47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y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3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0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1:48:27.2854269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10-04T13:21:45.936848455</dc:date>
    <meta:editing-duration>PT21H25M57S</meta:editing-duration>
    <meta:editing-cycles>46</meta:editing-cycles>
    <meta:generator>LibreOffice/7.3.3.2$Linux_X86_64 LibreOffice_project/30$Build-2</meta:generator>
    <meta:document-statistic meta:table-count="1" meta:cell-count="3410" meta:object-count="0"/>
  </office:meta>
</office:document-meta>
</file>